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2" calcext:value-type="date">
            <text:p>06/2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  <table:table-cell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  <table:table-cell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back y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0.5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+0.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+0.5"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+0.5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+0.5"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21.3" calcext:value-type="float">
            <text:p>21.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0]+0.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1]+0.5"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]+0.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3]+0.5"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4]+0.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5]+0.5"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6]+0.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7]+0.5" office:value-type="float" office:value="11.5" calcext:value-type="float">
            <text:p>1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8]+0.5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9]+0.5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0]+0.5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1]+0.5" office:value-type="float" office:value="13.5" calcext:value-type="float">
            <text:p>1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2]+0.5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3]+0.5" office:value-type="float" office:value="14.5" calcext:value-type="float">
            <text:p>1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4]+0.5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5]+0.5" office:value-type="float" office:value="15.5" calcext:value-type="float">
            <text:p>1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6]+0.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7]+0.5"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3T10:28:16.344010487</dc:date>
    <meta:editing-duration>PT27M26S</meta:editing-duration>
    <meta:editing-cycles>6</meta:editing-cycles>
    <meta:generator>LibreOffice/7.3.7.2$Linux_X86_64 LibreOffice_project/30$Build-2</meta:generator>
    <meta:document-statistic meta:table-count="1" meta:cell-count="182" meta:object-count="0"/>
  </office:meta>
</office:document-meta>
</file>